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864b" draw:marker-start-width="0.279cm" draw:marker-end-width="0.279cm" draw:fill="none" draw:textarea-horizontal-align="justify" draw:textarea-vertical-align="middle" draw:auto-grow-height="false" fo:min-height="3.345cm" fo:min-width="9.326cm" fo:padding-top="0.151cm" fo:padding-bottom="0.151cm" fo:padding-left="0.276cm" fo:padding-right="0.276cm" fo:wrap-option="no-wrap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3.397cm" fo:min-width="9.378cm" fo:wrap-option="no-wrap"/>
    </style:style>
    <style:style style:name="gr3" style:family="graphic" style:parent-style-name="standard">
      <style:graphic-properties svg:stroke-width="0.053cm" svg:stroke-color="#ed1c24" draw:marker-start-width="0.279cm" draw:marker-end-width="0.279cm" draw:fill="none" draw:opacity="94%" draw:textarea-horizontal-align="justify" draw:textarea-vertical-align="middle" draw:auto-grow-height="false" fo:min-height="0.333cm" fo:min-width="0.08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color="#eeeeee" draw:fill="none" draw:textarea-horizontal-align="justify" draw:textarea-vertical-align="middle" draw:auto-grow-height="false" fo:min-height="0.639cm" fo:min-width="4.072cm"/>
    </style:style>
    <style:style style:name="gr6" style:family="graphic" style:parent-style-name="standard">
      <style:graphic-properties svg:stroke-color="#eeeeee" draw:fill="none" draw:textarea-horizontal-align="justify" draw:textarea-vertical-align="middle" draw:auto-grow-height="false" fo:min-height="1.215cm" fo:min-width="4.07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opacity="94%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color="#eeeeee" draw:fill="none" draw:textarea-horizontal-align="justify" draw:textarea-vertical-align="middle" draw:auto-grow-height="false" fo:min-height="0.639cm" fo:min-width="1.049cm"/>
    </style:style>
    <style:style style:name="gr10" style:family="graphic" style:parent-style-name="standard">
      <style:graphic-properties svg:stroke-width="0.053cm" svg:stroke-color="#0000ff" draw:marker-start-width="0.279cm" draw:marker-end-width="0.279cm" draw:fill="solid" draw:fill-color="#0000ff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0.31cm" fo:min-width="0.06cm" fo:padding-top="0.151cm" fo:padding-bottom="0.151cm" fo:padding-left="0.276cm" fo:padding-right="0.276cm"/>
    </style:style>
    <style:style style:name="gr12" style:family="graphic" style:parent-style-name="standard">
      <style:graphic-properties svg:stroke-color="#eeeeee" draw:fill="none" draw:textarea-horizontal-align="justify" draw:textarea-vertical-align="middle" draw:auto-grow-height="false" fo:min-height="1.169cm" fo:min-width="7.247cm"/>
    </style:style>
    <style:style style:name="gr13" style:family="graphic" style:parent-style-name="standard">
      <style:graphic-properties svg:stroke-color="#eeeeee" draw:fill="none" draw:textarea-horizontal-align="justify" draw:textarea-vertical-align="middle" draw:auto-grow-height="false" fo:min-height="3.875cm" fo:min-width="4.072cm"/>
    </style:style>
    <style:style style:name="gr14" style:family="graphic" style:parent-style-name="standard">
      <style:graphic-properties svg:stroke-opacity="0%" draw:fill-color="#dddddd" draw:opacity="50%" draw:textarea-horizontal-align="justify" draw:textarea-vertical-align="middle" draw:auto-grow-height="false" fo:min-height="11.18cm" fo:min-width="11.184cm"/>
    </style:style>
    <style:style style:name="gr15" style:family="graphic" style:parent-style-name="standard">
      <style:graphic-properties svg:stroke-width="0.018cm" svg:stroke-color="#b2b2b2" draw:marker-start-width="0.227cm" draw:marker-end-width="0.227cm" draw:fill="none" draw:textarea-horizontal-align="justify" draw:textarea-vertical-align="middle" draw:auto-grow-height="false" fo:min-height="3.345cm" fo:min-width="9.326cm" fo:padding-top="0.134cm" fo:padding-bottom="0.134cm" fo:padding-left="0.259cm" fo:padding-right="0.259cm" fo:wrap-option="no-wrap"/>
    </style:style>
    <style:style style:name="gr16" style:family="graphic" style:parent-style-name="standard">
      <style:graphic-properties svg:stroke-width="0.053cm" svg:stroke-color="#00a65d" draw:marker-start-width="0.279cm" draw:marker-end-width="0.279cm" draw:fill="none" draw:textarea-horizontal-align="justify" draw:textarea-vertical-align="middle" draw:auto-grow-height="false" fo:min-height="3.397cm" fo:min-width="9.37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svg:stroke-opacity="0%" draw:fill-color="#dddddd" draw:opacity="50%" draw:textarea-horizontal-align="justify" draw:textarea-vertical-align="middle" draw:auto-grow-height="false" fo:min-height="5.592cm" fo:min-width="11.184cm"/>
    </style:style>
    <style:style style:name="gr18" style:family="graphic" style:parent-style-name="standard">
      <style:graphic-properties svg:stroke-opacity="0%" draw:fill-color="#dddddd" draw:opacity="50%" draw:textarea-horizontal-align="justify" draw:textarea-vertical-align="middle" draw:auto-grow-height="false" fo:min-height="5.512cm" fo:min-width="11.184cm"/>
    </style:style>
    <style:style style:name="gr19" style:family="graphic" style:parent-style-name="standard">
      <style:graphic-properties svg:stroke-width="0.018cm" svg:stroke-color="#b2b2b2" draw:marker-start-width="0.227cm" draw:marker-end-width="0.227cm" draw:fill="none" draw:textarea-horizontal-align="justify" draw:textarea-vertical-align="middle" draw:auto-grow-height="false" fo:min-height="3.379cm" fo:min-width="9.36cm" fo:padding-top="0.134cm" fo:padding-bottom="0.134cm" fo:padding-left="0.259cm" fo:padding-right="0.259cm" fo:wrap-option="no-wrap"/>
    </style:style>
    <style:style style:name="gr20" style:family="graphic" style:parent-style-name="standard">
      <style:graphic-properties svg:stroke-width="0.053cm" svg:stroke-color="#00864b" draw:marker-start-width="0.279cm" draw:marker-end-width="0.279cm" draw:fill="none" draw:textarea-horizontal-align="justify" draw:textarea-vertical-align="middle" draw:auto-grow-height="false" fo:min-height="3.397cm" fo:min-width="9.378cm" fo:padding-top="0.151cm" fo:padding-bottom="0.151cm" fo:padding-left="0.276cm" fo:padding-right="0.276cm" fo:wrap-option="no-wrap"/>
    </style:style>
    <style:style style:name="gr21" style:family="graphic" style:parent-style-name="standard">
      <style:graphic-properties svg:stroke-opacity="0%" draw:fill-color="#dddddd" draw:opacity="50%" draw:textarea-horizontal-align="justify" draw:textarea-vertical-align="middle" draw:auto-grow-height="false" fo:min-height="10.845cm" fo:min-width="11.184cm"/>
    </style:style>
    <style:style style:name="gr22" style:family="graphic" style:parent-style-name="standard">
      <style:graphic-properties svg:stroke-width="0.053cm" svg:stroke-color="#00864b" draw:marker-start-width="0.279cm" draw:marker-end-width="0.279cm" draw:fill="none" draw:textarea-horizontal-align="justify" draw:textarea-vertical-align="middle" draw:auto-grow-height="false" fo:min-height="3.379cm" fo:min-width="9.36cm" fo:padding-top="0.151cm" fo:padding-bottom="0.151cm" fo:padding-left="0.276cm" fo:padding-right="0.276cm" fo:wrap-option="no-wrap"/>
    </style:style>
    <style:style style:name="gr23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94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0" style:family="paragraph">
      <loext:graphic-properties draw:fill-color="#dddddd" draw:opacity="5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3.937cm" svg:x="3.159cm" svg:y="2.778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0.668cm" svg:height="3.937cm" svg:x="3.159cm" svg:y="8.239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0.668cm" svg:height="3.937cm" svg:x="3.159cm" svg:y="13.827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xml:id="id1" draw:id="id1" draw:layer="layout" svg:width="0.635cm" svg:height="0.635cm" svg:x="4.415cm" svg:y="3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635cm" svg:height="0.635cm" svg:x="5.015cm" svg:y="5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0.889cm" svg:x="5.343cm" svg:y="3.632cm">
          <text:p text:style-name="P3">Sākumstāvokli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1.465cm" svg:x="6.143cm" svg:y="4.991cm">
          <text:p text:style-name="P3">Stāvoklis ar </text:p>
          <text:p text:style-name="P3">invarianta īpašīb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4.733cm" svg:y1="4.394cm" svg:x2="5.333cm" svg:y2="5.759cm" draw:start-shape="id1" draw:start-glue-point="8" draw:end-shape="id2" draw:end-glue-point="4" svg:d="M4733 4394l600 1365" svg:viewBox="0 0 601 1366">
          <text:p/>
        </draw:connector>
        <draw:line draw:style-name="gr7" draw:text-style-name="P1" draw:layer="layout" svg:x1="3.64cm" svg:y1="4.075cm" svg:x2="4.402cm" svg:y2="4.075cm">
          <text:p/>
        </draw:line>
        <draw:custom-shape draw:style-name="gr4" draw:text-style-name="P1" xml:id="id3" draw:id="id3" draw:layer="layout" svg:width="0.635cm" svg:height="0.635cm" svg:x="5.815cm" svg:y="8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635cm" svg:height="0.635cm" svg:x="5.815cm" svg:y="11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" draw:id="id4" draw:layer="layout" svg:width="0.635cm" svg:height="0.635cm" svg:x="3.415cm" svg:y="9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8" draw:id="id8" draw:layer="layout" svg:width="0.635cm" svg:height="0.635cm" svg:x="4.415cm" svg:y="9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5" draw:id="id5" draw:layer="layout" svg:width="0.635cm" svg:height="0.635cm" svg:x="5.415cm" svg:y="9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" draw:id="id6" draw:layer="layout" svg:width="0.635cm" svg:height="0.635cm" svg:x="8.115cm" svg:y="9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549cm" svg:height="0.889cm" svg:x="6.466cm" svg:y="9.732cm">
          <text:p text:style-name="P3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635cm" svg:height="0.635cm" svg:x="6.03cm" svg:y="16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4cm" svg:height="0.864cm" svg:x="5.915cm" svg:y="16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396cm" svg:y1="15.859cm" svg:x2="6.396cm" svg:y2="16.775cm">
          <text:p/>
        </draw:line>
        <draw:custom-shape draw:style-name="gr12" draw:text-style-name="P7" draw:layer="layout" svg:width="7.747cm" svg:height="1.419cm" svg:x="4.259cm" svg:y="13.932cm">
          <text:p text:style-name="P6"><text:span text:style-name="T2">Spēlei pienāk beigas </text:span></text:p>
          <text:p text:style-name="P6"><text:span text:style-name="T2">un tā beidzas ar mūsu gājienu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.815cm" svg:y1="8.777cm" svg:x2="3.733cm" svg:y2="9.859cm" draw:start-shape="id3" draw:start-glue-point="6" draw:end-shape="id4" draw:end-glue-point="4" svg:d="M5815 8777l-2082 1082" svg:viewBox="0 0 2083 1083">
          <text:p/>
        </draw:connector>
        <draw:line draw:style-name="gr7" draw:text-style-name="P1" draw:layer="layout" svg:x1="5.942cm" svg:y1="9.001cm" svg:x2="4.672cm" svg:y2="9.89cm">
          <text:p/>
        </draw:line>
        <draw:connector draw:style-name="gr7" draw:text-style-name="P1" draw:layer="layout" draw:type="line" svg:x1="6.133cm" svg:y1="9.094cm" svg:x2="5.733cm" svg:y2="9.859cm" draw:start-shape="id3" draw:start-glue-point="8" draw:end-shape="id5" draw:end-glue-point="4" svg:d="M6133 9094l-400 765" svg:viewBox="0 0 401 766">
          <text:p/>
        </draw:connector>
        <draw:connector draw:style-name="gr7" draw:text-style-name="P1" draw:layer="layout" draw:type="line" svg:x1="6.45cm" svg:y1="8.777cm" svg:x2="8.433cm" svg:y2="9.859cm" draw:start-shape="id3" draw:start-glue-point="10" draw:end-shape="id6" draw:end-glue-point="4" svg:d="M6450 8777l1983 1082" svg:viewBox="0 0 1984 1083">
          <text:p/>
        </draw:connector>
        <draw:connector draw:style-name="gr7" draw:text-style-name="P1" draw:layer="layout" draw:type="line" svg:x1="3.733cm" svg:y1="10.494cm" svg:x2="5.815cm" svg:y2="11.577cm" draw:start-shape="id4" draw:start-glue-point="8" draw:end-shape="id7" draw:end-glue-point="6" svg:d="M3733 10494l2082 1083" svg:viewBox="0 0 2083 1084">
          <text:p/>
        </draw:connector>
        <draw:connector draw:style-name="gr7" draw:text-style-name="P1" draw:layer="layout" draw:type="line" svg:x1="4.733cm" svg:y1="10.494cm" svg:x2="5.908cm" svg:y2="11.352cm" draw:start-shape="id8" draw:start-glue-point="8" draw:end-shape="id7" draw:end-glue-point="5" svg:d="M4733 10494l1175 858" svg:viewBox="0 0 1176 859">
          <text:p/>
        </draw:connector>
        <draw:connector draw:style-name="gr7" draw:text-style-name="P1" draw:layer="layout" draw:type="line" svg:x1="5.733cm" svg:y1="10.494cm" svg:x2="6.133cm" svg:y2="11.259cm" draw:start-shape="id5" draw:start-glue-point="8" draw:end-shape="id7" draw:end-glue-point="4" svg:d="M5733 10494l400 765" svg:viewBox="0 0 401 766">
          <text:p/>
        </draw:connector>
        <draw:connector draw:style-name="gr7" draw:text-style-name="P1" draw:layer="layout" draw:type="line" svg:x1="8.433cm" svg:y1="10.494cm" svg:x2="6.45cm" svg:y2="11.577cm" draw:start-shape="id6" draw:start-glue-point="8" draw:end-shape="id7" draw:end-glue-point="10" svg:d="M8433 10494l-1983 1083" svg:viewBox="0 0 1984 1084">
          <text:p/>
        </draw:connector>
        <draw:custom-shape draw:style-name="gr13" draw:text-style-name="P9" draw:layer="layout" svg:width="4.572cm" svg:height="4.125cm" svg:x="8.747cm" svg:y="8.112cm">
          <text:p text:style-name="P8"><text:span text:style-name="T3">Katrs pretinieka </text:span><text:span text:style-name="T3"><text:line-break/></text:span><text:span text:style-name="T3">gājiens izjauc </text:span></text:p>
          <text:p text:style-name="P8"><text:span text:style-name="T3">invariantu. </text:span></text:p>
          <text:p text:style-name="P8"><text:span text:style-name="T3">Katrs uzvarētāja </text:span></text:p>
          <text:p text:style-name="P8"><text:span text:style-name="T3">gājiens to atjaun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1.684cm" svg:height="11.43cm" svg:x="2.678cm" svg:y="7.98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" draw:layer="layout" svg:width="10.668cm" svg:height="3.937cm" svg:x="3.16cm" svg:y="3.414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10.668cm" svg:height="3.937cm" svg:x="3.16cm" svg:y="8.875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0.668cm" svg:height="3.937cm" svg:x="3.16cm" svg:y="14.463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xml:id="id9" draw:id="id9" draw:layer="layout" svg:width="0.635cm" svg:height="0.635cm" svg:x="4.416cm" svg:y="4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0.635cm" svg:height="0.635cm" svg:x="5.016cm" svg:y="6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0.889cm" svg:x="5.344cm" svg:y="4.268cm">
          <text:p text:style-name="P3">Sākumstāvokli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1.465cm" svg:x="6.144cm" svg:y="5.627cm">
          <text:p text:style-name="P3">Stāvoklis ar </text:p>
          <text:p text:style-name="P3">invarianta īpašīb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4.734cm" svg:y1="5.03cm" svg:x2="5.334cm" svg:y2="6.395cm" draw:start-shape="id9" draw:start-glue-point="8" draw:end-shape="id10" draw:end-glue-point="4" svg:d="M4734 5030l600 1365" svg:viewBox="0 0 601 1366">
          <text:p/>
        </draw:connector>
        <draw:line draw:style-name="gr7" draw:text-style-name="P1" draw:layer="layout" svg:x1="3.641cm" svg:y1="4.711cm" svg:x2="4.403cm" svg:y2="4.711cm">
          <text:p/>
        </draw:line>
        <draw:custom-shape draw:style-name="gr4" draw:text-style-name="P1" xml:id="id11" draw:id="id11" draw:layer="layout" svg:width="0.635cm" svg:height="0.635cm" svg:x="5.816cm" svg:y="9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0.635cm" svg:height="0.635cm" svg:x="5.816cm" svg:y="11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0.635cm" svg:height="0.635cm" svg:x="3.416cm" svg:y="10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6" draw:id="id16" draw:layer="layout" svg:width="0.635cm" svg:height="0.635cm" svg:x="4.416cm" svg:y="10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3" draw:id="id13" draw:layer="layout" svg:width="0.635cm" svg:height="0.635cm" svg:x="5.416cm" svg:y="10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4" draw:id="id14" draw:layer="layout" svg:width="0.635cm" svg:height="0.635cm" svg:x="8.116cm" svg:y="10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549cm" svg:height="0.889cm" svg:x="6.467cm" svg:y="10.368cm">
          <text:p text:style-name="P3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635cm" svg:height="0.635cm" svg:x="6.031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4cm" svg:height="0.864cm" svg:x="5.916cm" svg:y="17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397cm" svg:y1="16.495cm" svg:x2="6.397cm" svg:y2="17.411cm">
          <text:p/>
        </draw:line>
        <draw:custom-shape draw:style-name="gr12" draw:text-style-name="P7" draw:layer="layout" svg:width="7.747cm" svg:height="1.419cm" svg:x="4.26cm" svg:y="14.568cm">
          <text:p text:style-name="P6"><text:span text:style-name="T2">Spēlei pienāk beigas </text:span></text:p>
          <text:p text:style-name="P6"><text:span text:style-name="T2">un tā beidzas ar mūsu gājienu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.816cm" svg:y1="9.413cm" svg:x2="3.734cm" svg:y2="10.495cm" draw:start-shape="id11" draw:start-glue-point="6" draw:end-shape="id12" draw:end-glue-point="4" svg:d="M5816 9413l-2082 1082" svg:viewBox="0 0 2083 1083">
          <text:p/>
        </draw:connector>
        <draw:line draw:style-name="gr7" draw:text-style-name="P1" draw:layer="layout" svg:x1="5.943cm" svg:y1="9.637cm" svg:x2="4.673cm" svg:y2="10.526cm">
          <text:p/>
        </draw:line>
        <draw:connector draw:style-name="gr7" draw:text-style-name="P1" draw:layer="layout" draw:type="line" svg:x1="6.134cm" svg:y1="9.73cm" svg:x2="5.734cm" svg:y2="10.495cm" draw:start-shape="id11" draw:start-glue-point="8" draw:end-shape="id13" draw:end-glue-point="4" svg:d="M6134 9730l-400 765" svg:viewBox="0 0 401 766">
          <text:p/>
        </draw:connector>
        <draw:connector draw:style-name="gr7" draw:text-style-name="P1" draw:layer="layout" draw:type="line" svg:x1="6.451cm" svg:y1="9.413cm" svg:x2="8.434cm" svg:y2="10.495cm" draw:start-shape="id11" draw:start-glue-point="10" draw:end-shape="id14" draw:end-glue-point="4" svg:d="M6451 9413l1983 1082" svg:viewBox="0 0 1984 1083">
          <text:p/>
        </draw:connector>
        <draw:connector draw:style-name="gr7" draw:text-style-name="P1" draw:layer="layout" draw:type="line" svg:x1="3.734cm" svg:y1="11.13cm" svg:x2="5.816cm" svg:y2="12.213cm" draw:start-shape="id12" draw:start-glue-point="8" draw:end-shape="id15" draw:end-glue-point="6" svg:d="M3734 11130l2082 1083" svg:viewBox="0 0 2083 1084">
          <text:p/>
        </draw:connector>
        <draw:connector draw:style-name="gr7" draw:text-style-name="P1" draw:layer="layout" draw:type="line" svg:x1="4.734cm" svg:y1="11.13cm" svg:x2="5.909cm" svg:y2="11.988cm" draw:start-shape="id16" draw:start-glue-point="8" draw:end-shape="id15" draw:end-glue-point="5" svg:d="M4734 11130l1175 858" svg:viewBox="0 0 1176 859">
          <text:p/>
        </draw:connector>
        <draw:connector draw:style-name="gr7" draw:text-style-name="P1" draw:layer="layout" draw:type="line" svg:x1="5.734cm" svg:y1="11.13cm" svg:x2="6.134cm" svg:y2="11.895cm" draw:start-shape="id13" draw:start-glue-point="8" draw:end-shape="id15" draw:end-glue-point="4" svg:d="M5734 11130l400 765" svg:viewBox="0 0 401 766">
          <text:p/>
        </draw:connector>
        <draw:connector draw:style-name="gr7" draw:text-style-name="P1" draw:layer="layout" draw:type="line" svg:x1="8.434cm" svg:y1="11.13cm" svg:x2="6.451cm" svg:y2="12.213cm" draw:start-shape="id14" draw:start-glue-point="8" draw:end-shape="id15" draw:end-glue-point="10" svg:d="M8434 11130l-1983 1083" svg:viewBox="0 0 1984 1084">
          <text:p/>
        </draw:connector>
        <draw:custom-shape draw:style-name="gr13" draw:text-style-name="P9" draw:layer="layout" svg:width="4.572cm" svg:height="4.125cm" svg:x="8.748cm" svg:y="8.748cm">
          <text:p text:style-name="P8"><text:span text:style-name="T3">Katrs pretinieka </text:span><text:span text:style-name="T3"><text:line-break/></text:span><text:span text:style-name="T3">gājiens izjauc </text:span></text:p>
          <text:p text:style-name="P8"><text:span text:style-name="T3">invariantu. </text:span></text:p>
          <text:p text:style-name="P8"><text:span text:style-name="T3">Katrs uzvarētāja </text:span></text:p>
          <text:p text:style-name="P8"><text:span text:style-name="T3">gājiens to atjaun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1.684cm" svg:height="5.842cm" svg:x="2.678cm" svg:y="14.2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1.684cm" svg:height="5.762cm" svg:x="2.678cm" svg:y="2.98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9" draw:text-style-name="P1" draw:layer="layout" svg:width="10.668cm" svg:height="3.937cm" svg:x="3.16cm" svg:y="3.415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10.668cm" svg:height="3.937cm" svg:x="3.16cm" svg:y="8.876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0.668cm" svg:height="3.937cm" svg:x="3.16cm" svg:y="14.464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xml:id="id17" draw:id="id17" draw:layer="layout" svg:width="0.635cm" svg:height="0.635cm" svg:x="4.416cm" svg:y="4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8" draw:id="id18" draw:layer="layout" svg:width="0.635cm" svg:height="0.635cm" svg:x="5.016cm" svg:y="6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0.889cm" svg:x="5.344cm" svg:y="4.269cm">
          <text:p text:style-name="P3">Sākumstāvokli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1.465cm" svg:x="6.144cm" svg:y="5.628cm">
          <text:p text:style-name="P3">Stāvoklis ar </text:p>
          <text:p text:style-name="P3">invarianta īpašīb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4.734cm" svg:y1="5.031cm" svg:x2="5.334cm" svg:y2="6.396cm" draw:start-shape="id17" draw:start-glue-point="8" draw:end-shape="id18" draw:end-glue-point="4" svg:d="M4734 5031l600 1365" svg:viewBox="0 0 601 1366">
          <text:p/>
        </draw:connector>
        <draw:line draw:style-name="gr7" draw:text-style-name="P1" draw:layer="layout" svg:x1="3.641cm" svg:y1="4.712cm" svg:x2="4.403cm" svg:y2="4.712cm">
          <text:p/>
        </draw:line>
        <draw:custom-shape draw:style-name="gr4" draw:text-style-name="P1" xml:id="id19" draw:id="id19" draw:layer="layout" svg:width="0.635cm" svg:height="0.635cm" svg:x="5.816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3" draw:id="id23" draw:layer="layout" svg:width="0.635cm" svg:height="0.635cm" svg:x="5.816cm" svg:y="11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0" draw:id="id20" draw:layer="layout" svg:width="0.635cm" svg:height="0.635cm" svg:x="3.416cm" svg:y="1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4" draw:id="id24" draw:layer="layout" svg:width="0.635cm" svg:height="0.635cm" svg:x="4.416cm" svg:y="1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1" draw:id="id21" draw:layer="layout" svg:width="0.635cm" svg:height="0.635cm" svg:x="5.416cm" svg:y="1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2" draw:id="id22" draw:layer="layout" svg:width="0.635cm" svg:height="0.635cm" svg:x="8.116cm" svg:y="1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549cm" svg:height="0.889cm" svg:x="6.467cm" svg:y="10.369cm">
          <text:p text:style-name="P3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635cm" svg:height="0.635cm" svg:x="6.031cm" svg:y="17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4cm" svg:height="0.864cm" svg:x="5.916cm" svg:y="17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397cm" svg:y1="16.496cm" svg:x2="6.397cm" svg:y2="17.412cm">
          <text:p/>
        </draw:line>
        <draw:custom-shape draw:style-name="gr12" draw:text-style-name="P7" draw:layer="layout" svg:width="7.747cm" svg:height="1.419cm" svg:x="4.26cm" svg:y="14.569cm">
          <text:p text:style-name="P6"><text:span text:style-name="T2">Spēlei pienāk beigas </text:span></text:p>
          <text:p text:style-name="P6"><text:span text:style-name="T2">un tā beidzas ar mūsu gājienu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.816cm" svg:y1="9.414cm" svg:x2="3.734cm" svg:y2="10.496cm" draw:start-shape="id19" draw:start-glue-point="6" draw:end-shape="id20" draw:end-glue-point="4" svg:d="M5816 9414l-2082 1082" svg:viewBox="0 0 2083 1083">
          <text:p/>
        </draw:connector>
        <draw:line draw:style-name="gr7" draw:text-style-name="P1" draw:layer="layout" svg:x1="5.943cm" svg:y1="9.638cm" svg:x2="4.673cm" svg:y2="10.527cm">
          <text:p/>
        </draw:line>
        <draw:connector draw:style-name="gr7" draw:text-style-name="P1" draw:layer="layout" draw:type="line" svg:x1="6.134cm" svg:y1="9.731cm" svg:x2="5.734cm" svg:y2="10.496cm" draw:start-shape="id19" draw:start-glue-point="8" draw:end-shape="id21" draw:end-glue-point="4" svg:d="M6134 9731l-400 765" svg:viewBox="0 0 401 766">
          <text:p/>
        </draw:connector>
        <draw:connector draw:style-name="gr7" draw:text-style-name="P1" draw:layer="layout" draw:type="line" svg:x1="6.451cm" svg:y1="9.414cm" svg:x2="8.434cm" svg:y2="10.496cm" draw:start-shape="id19" draw:start-glue-point="10" draw:end-shape="id22" draw:end-glue-point="4" svg:d="M6451 9414l1983 1082" svg:viewBox="0 0 1984 1083">
          <text:p/>
        </draw:connector>
        <draw:connector draw:style-name="gr7" draw:text-style-name="P1" draw:layer="layout" draw:type="line" svg:x1="3.734cm" svg:y1="11.131cm" svg:x2="5.816cm" svg:y2="12.214cm" draw:start-shape="id20" draw:start-glue-point="8" draw:end-shape="id23" draw:end-glue-point="6" svg:d="M3734 11131l2082 1083" svg:viewBox="0 0 2083 1084">
          <text:p/>
        </draw:connector>
        <draw:connector draw:style-name="gr7" draw:text-style-name="P1" draw:layer="layout" draw:type="line" svg:x1="4.734cm" svg:y1="11.131cm" svg:x2="5.909cm" svg:y2="11.989cm" draw:start-shape="id24" draw:start-glue-point="8" draw:end-shape="id23" draw:end-glue-point="5" svg:d="M4734 11131l1175 858" svg:viewBox="0 0 1176 859">
          <text:p/>
        </draw:connector>
        <draw:connector draw:style-name="gr7" draw:text-style-name="P1" draw:layer="layout" draw:type="line" svg:x1="5.734cm" svg:y1="11.131cm" svg:x2="6.134cm" svg:y2="11.896cm" draw:start-shape="id21" draw:start-glue-point="8" draw:end-shape="id23" draw:end-glue-point="4" svg:d="M5734 11131l400 765" svg:viewBox="0 0 401 766">
          <text:p/>
        </draw:connector>
        <draw:connector draw:style-name="gr7" draw:text-style-name="P1" draw:layer="layout" draw:type="line" svg:x1="8.434cm" svg:y1="11.131cm" svg:x2="6.451cm" svg:y2="12.214cm" draw:start-shape="id22" draw:start-glue-point="8" draw:end-shape="id23" draw:end-glue-point="10" svg:d="M8434 11131l-1983 1083" svg:viewBox="0 0 1984 1084">
          <text:p/>
        </draw:connector>
        <draw:custom-shape draw:style-name="gr13" draw:text-style-name="P9" draw:layer="layout" svg:width="4.572cm" svg:height="4.125cm" svg:x="8.748cm" svg:y="8.749cm">
          <text:p text:style-name="P8"><text:span text:style-name="T3">Katrs pretinieka </text:span><text:span text:style-name="T3"><text:line-break/></text:span><text:span text:style-name="T3">gājiens izjauc </text:span></text:p>
          <text:p text:style-name="P8"><text:span text:style-name="T3">invariantu. </text:span></text:p>
          <text:p text:style-name="P8"><text:span text:style-name="T3">Katrs uzvarētāja </text:span></text:p>
          <text:p text:style-name="P8"><text:span text:style-name="T3">gājiens to atjaun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11.684cm" svg:height="11.095cm" svg:x="2.678cm" svg:y="2.98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2" draw:text-style-name="P1" draw:layer="layout" svg:width="10.668cm" svg:height="3.937cm" svg:x="3.16cm" svg:y="4.078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0.668cm" svg:height="3.937cm" svg:x="3.16cm" svg:y="9.539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0.668cm" svg:height="3.937cm" svg:x="3.16cm" svg:y="15.127cm">
          <text:p/>
          <draw:enhanced-geometry svg:viewBox="0 0 21600 21600" draw:text-areas="800 800 20800 20800" draw:type="round-rectangular-callout" draw:modifiers="2968.00074983597 28719.5530726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xml:id="id25" draw:id="id25" draw:layer="layout" svg:width="0.635cm" svg:height="0.635cm" svg:x="4.416cm" svg:y="5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6" draw:id="id26" draw:layer="layout" svg:width="0.635cm" svg:height="0.635cm" svg:x="5.016cm" svg:y="7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0.889cm" svg:x="5.344cm" svg:y="4.932cm">
          <text:p text:style-name="P3">Sākumstāvokli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1.465cm" svg:x="6.144cm" svg:y="6.291cm">
          <text:p text:style-name="P3">Stāvoklis ar </text:p>
          <text:p text:style-name="P3">invarianta īpašīb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4.734cm" svg:y1="5.694cm" svg:x2="5.334cm" svg:y2="7.059cm" draw:start-shape="id25" draw:start-glue-point="8" draw:end-shape="id26" draw:end-glue-point="4" svg:d="M4734 5694l600 1365" svg:viewBox="0 0 601 1366">
          <text:p/>
        </draw:connector>
        <draw:line draw:style-name="gr7" draw:text-style-name="P1" draw:layer="layout" svg:x1="3.641cm" svg:y1="5.375cm" svg:x2="4.403cm" svg:y2="5.375cm">
          <text:p/>
        </draw:line>
        <draw:custom-shape draw:style-name="gr4" draw:text-style-name="P1" xml:id="id27" draw:id="id27" draw:layer="layout" svg:width="0.635cm" svg:height="0.635cm" svg:x="5.816cm" svg:y="9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1" draw:id="id31" draw:layer="layout" svg:width="0.635cm" svg:height="0.635cm" svg:x="5.816cm" svg:y="12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8" draw:id="id28" draw:layer="layout" svg:width="0.635cm" svg:height="0.635cm" svg:x="3.416cm" svg:y="11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2" draw:id="id32" draw:layer="layout" svg:width="0.635cm" svg:height="0.635cm" svg:x="4.416cm" svg:y="11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9" draw:id="id29" draw:layer="layout" svg:width="0.635cm" svg:height="0.635cm" svg:x="5.416cm" svg:y="11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0" draw:id="id30" draw:layer="layout" svg:width="0.635cm" svg:height="0.635cm" svg:x="8.116cm" svg:y="11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549cm" svg:height="0.889cm" svg:x="6.467cm" svg:y="11.032cm">
          <text:p text:style-name="P3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635cm" svg:height="0.635cm" svg:x="6.031cm" svg:y="18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4cm" svg:height="0.864cm" svg:x="5.916cm" svg:y="18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397cm" svg:y1="17.159cm" svg:x2="6.397cm" svg:y2="18.075cm">
          <text:p/>
        </draw:line>
        <draw:custom-shape draw:style-name="gr12" draw:text-style-name="P7" draw:layer="layout" svg:width="7.747cm" svg:height="1.419cm" svg:x="4.26cm" svg:y="15.232cm">
          <text:p text:style-name="P6"><text:span text:style-name="T2">Spēlei pienāk beigas </text:span></text:p>
          <text:p text:style-name="P6"><text:span text:style-name="T2">un tā beidzas ar mūsu gājienu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.816cm" svg:y1="10.077cm" svg:x2="3.734cm" svg:y2="11.159cm" draw:start-shape="id27" draw:start-glue-point="6" draw:end-shape="id28" draw:end-glue-point="4" svg:d="M5816 10077l-2082 1082" svg:viewBox="0 0 2083 1083">
          <text:p/>
        </draw:connector>
        <draw:line draw:style-name="gr7" draw:text-style-name="P1" draw:layer="layout" svg:x1="5.943cm" svg:y1="10.301cm" svg:x2="4.673cm" svg:y2="11.19cm">
          <text:p/>
        </draw:line>
        <draw:connector draw:style-name="gr7" draw:text-style-name="P1" draw:layer="layout" draw:type="line" svg:x1="6.134cm" svg:y1="10.394cm" svg:x2="5.734cm" svg:y2="11.159cm" draw:start-shape="id27" draw:start-glue-point="8" draw:end-shape="id29" draw:end-glue-point="4" svg:d="M6134 10394l-400 765" svg:viewBox="0 0 401 766">
          <text:p/>
        </draw:connector>
        <draw:connector draw:style-name="gr7" draw:text-style-name="P1" draw:layer="layout" draw:type="line" svg:x1="6.451cm" svg:y1="10.077cm" svg:x2="8.434cm" svg:y2="11.159cm" draw:start-shape="id27" draw:start-glue-point="10" draw:end-shape="id30" draw:end-glue-point="4" svg:d="M6451 10077l1983 1082" svg:viewBox="0 0 1984 1083">
          <text:p/>
        </draw:connector>
        <draw:connector draw:style-name="gr7" draw:text-style-name="P1" draw:layer="layout" draw:type="line" svg:x1="3.734cm" svg:y1="11.794cm" svg:x2="5.816cm" svg:y2="12.877cm" draw:start-shape="id28" draw:start-glue-point="8" draw:end-shape="id31" draw:end-glue-point="6" svg:d="M3734 11794l2082 1083" svg:viewBox="0 0 2083 1084">
          <text:p/>
        </draw:connector>
        <draw:connector draw:style-name="gr7" draw:text-style-name="P1" draw:layer="layout" draw:type="line" svg:x1="4.734cm" svg:y1="11.794cm" svg:x2="5.909cm" svg:y2="12.652cm" draw:start-shape="id32" draw:start-glue-point="8" draw:end-shape="id31" draw:end-glue-point="5" svg:d="M4734 11794l1175 858" svg:viewBox="0 0 1176 859">
          <text:p/>
        </draw:connector>
        <draw:connector draw:style-name="gr7" draw:text-style-name="P1" draw:layer="layout" draw:type="line" svg:x1="5.734cm" svg:y1="11.794cm" svg:x2="6.134cm" svg:y2="12.559cm" draw:start-shape="id29" draw:start-glue-point="8" draw:end-shape="id31" draw:end-glue-point="4" svg:d="M5734 11794l400 765" svg:viewBox="0 0 401 766">
          <text:p/>
        </draw:connector>
        <draw:connector draw:style-name="gr7" draw:text-style-name="P1" draw:layer="layout" draw:type="line" svg:x1="8.434cm" svg:y1="11.794cm" svg:x2="6.451cm" svg:y2="12.877cm" draw:start-shape="id30" draw:start-glue-point="8" draw:end-shape="id31" draw:end-glue-point="10" svg:d="M8434 11794l-1983 1083" svg:viewBox="0 0 1984 1084">
          <text:p/>
        </draw:connector>
        <draw:custom-shape draw:style-name="gr13" draw:text-style-name="P9" draw:layer="layout" svg:width="4.572cm" svg:height="4.125cm" svg:x="8.748cm" svg:y="9.412cm">
          <text:p text:style-name="P8"><text:span text:style-name="T3">Katrs pretinieka </text:span><text:span text:style-name="T3"><text:line-break/></text:span><text:span text:style-name="T3">gājiens izjauc </text:span></text:p>
          <text:p text:style-name="P8"><text:span text:style-name="T3">invariantu. </text:span></text:p>
          <text:p text:style-name="P8"><text:span text:style-name="T3">Katrs uzvarētāja </text:span></text:p>
          <text:p text:style-name="P8"><text:span text:style-name="T3">gājiens to atjaun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6.461cm" svg:y1="3.54cm" svg:x2="11.541cm" svg:y2="8.62cm">
          <text:p/>
        </draw:line>
        <draw:line draw:style-name="gr23" draw:text-style-name="P1" draw:layer="layout" svg:x1="6.207cm" svg:y1="8.62cm" svg:x2="11.287cm" svg:y2="3.54cm">
          <text:p/>
        </draw:line>
        <draw:line draw:style-name="gr24" draw:text-style-name="P1" draw:layer="layout" svg:x1="7.096cm" svg:y1="9.128cm" svg:x2="6.334cm" svg:y2="9.89cm">
          <text:p/>
        </draw:line>
        <draw:custom-shape draw:style-name="gr5" draw:text-style-name="P1" draw:layer="layout" svg:width="4.572cm" svg:height="0.889cm" svg:x="7.244cm" svg:y="8.732cm">
          <text:p text:style-name="P3">Sākumstāvokli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0:48:18.390545152</meta:creation-date>
    <dc:date>2019-04-07T12:00:02.248131533</dc:date>
    <meta:editing-duration>PT23M33S</meta:editing-duration>
    <meta:editing-cycles>5</meta:editing-cycles>
    <meta:generator>LibreOffice/6.0.7.3$Linux_X86_64 LibreOffice_project/00m0$Build-3</meta:generator>
    <meta:document-statistic meta:object-count="124"/>
  </office:meta>
</office:document-meta>
</file>